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0.893cm" fo:min-width="2.675cm" fo:padding-top="0.165cm" fo:padding-bottom="0.165cm" fo:padding-left="0.29cm" fo:padding-right="0.29cm" draw:shadow="hidden"/>
    </style:style>
    <style:style style:name="gr2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0.813cm" fo:min-width="1.461cm" fo:padding-top="0.165cm" fo:padding-bottom="0.165cm" fo:padding-left="0.29cm" fo:padding-right="0.29cm"/>
    </style:style>
    <style:style style:name="gr3" style:family="graphic" style:parent-style-name="standard">
      <style:graphic-properties draw:fill="solid" draw:fill-color="#111111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-color="#111111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svg:stroke-width="0.106cm" svg:stroke-color="#ff33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0.813cm" fo:min-width="2.595cm" fo:padding-top="0.165cm" fo:padding-bottom="0.165cm" fo:padding-left="0.29cm" fo:padding-right="0.29cm" draw:shadow="hidden"/>
    </style:style>
    <style:style style:name="gr7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3.295cm" fo:min-width="0.806cm" fo:padding-top="0.165cm" fo:padding-bottom="0.165cm" fo:padding-left="0.29cm" fo:padding-right="0.29cm"/>
    </style:style>
    <style:style style:name="gr8" style:family="graphic" style:parent-style-name="objectwithoutfill">
      <style:graphic-properties draw:stroke="dash" draw:stroke-dash="Ultrafine_20_Dashed" svg:stroke-width="0.106cm" svg:stroke-color="#ff3333" draw:marker-start-width="0.359cm" draw:marker-end="Rounded_20_short_20_Arrow" draw:marker-end-width="0.459cm" draw:fill="none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draw:stroke="dash" draw:stroke-dash="Ultrafine_20_Dashed" svg:stroke-width="0.035cm" draw:marker-start-width="0.252cm" draw:marker-end-width="0.252cm" draw:fill="none" draw:textarea-horizontal-align="justify" draw:textarea-vertical-align="middle" draw:auto-grow-height="false" fo:min-height="1.445cm" fo:min-width="2.079cm" fo:padding-top="0.142cm" fo:padding-bottom="0.142cm" fo:padding-left="0.267cm" fo:padding-right="0.267cm"/>
    </style:style>
    <style:style style:name="gr10" style:family="graphic" style:parent-style-name="standard">
      <style:graphic-properties draw:stroke="dash" draw:stroke-dash="Ultrafine_20_Dashed" svg:stroke-width="0.081cm" draw:marker-start-width="0.321cm" draw:marker-end-width="0.321cm" draw:fill="none" draw:textarea-horizontal-align="justify" draw:textarea-vertical-align="middle" draw:auto-grow-height="false" fo:min-height="1.504cm" fo:min-width="3.372cm" fo:padding-top="0.165cm" fo:padding-bottom="0.165cm" fo:padding-left="0.29cm" fo:padding-right="0.29cm" draw:shadow="hidden"/>
    </style:style>
    <style:style style:name="gr11" style:family="graphic" style:parent-style-name="objectwithoutfill">
      <style:graphic-properties svg:stroke-width="0.081cm" svg:stroke-color="#ff3333" draw:marker-start-width="0.321cm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111111"/>
      <style:paragraph-properties fo:text-align="center"/>
    </style:style>
    <style:style style:name="P3" style:family="paragraph">
      <loext:graphic-properties draw:fill-color="#111111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3.175cm" svg:height="1.143cm" svg:x="2.524cm" svg:y="3.1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41cm" svg:height="1.143cm" svg:x="5.191cm" svg:y="3.6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127cm" svg:height="0.127cm" svg:x="5.128cm" svg:y="4.2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127cm" svg:height="0.127cm" svg:x="5.636cm" svg:y="3.6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5.204cm" svg:y1="4.297cm" svg:x2="5.692cm" svg:y2="3.677cm">
          <text:p/>
        </draw:line>
        <draw:custom-shape draw:style-name="gr6" draw:text-style-name="P1" draw:layer="layout" svg:width="3.175cm" svg:height="1.143cm" svg:x="8.524cm" svg:y="3.15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386cm" svg:height="3.625cm" svg:x="10.891cm" svg:y="3.1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127cm" svg:height="0.127cm" svg:x="10.828cm" svg:y="4.2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27cm" svg:height="0.127cm" svg:x="11.619cm" svg:y="3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0.9cm" svg:y1="4.286cm" svg:x2="11.679cm" svg:y2="3.182cm">
          <text:p/>
        </draw:line>
        <draw:custom-shape draw:style-name="gr6" draw:text-style-name="P1" draw:layer="layout" svg:width="3.175cm" svg:height="1.143cm" svg:x="2.524cm" svg:y="6.3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41cm" svg:height="1.143cm" svg:x="6.391cm" svg:y="6.3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613cm" svg:height="1.729cm" svg:x="6.103cm" svg:y="6.0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3.952cm" svg:height="1.834cm" svg:x="2.151cm" svg:y="6.0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127cm" svg:height="0.127cm" svg:x="6.037cm" svg:y="6.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27cm" svg:height="0.127cm" svg:x="6.045cm" svg:y="7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6.103cm" svg:y1="7.783cm" svg:x2="6.095cm" svg:y2="6.11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1T23:53:24.910372683</meta:creation-date>
    <dc:date>2017-10-02T00:10:26.258459968</dc:date>
    <meta:editing-duration>PT5M25S</meta:editing-duration>
    <meta:editing-cycles>1</meta:editing-cycles>
    <meta:document-statistic meta:object-count="17"/>
    <meta:generator>LibreOffice/5.1.6.2$Linux_X86_64 LibreOffice_project/10m0$Build-2</meta:generator>
  </office:meta>
</office:document-meta>
</file>